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fc2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fc2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fc2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fc2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fc2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fc2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fc2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fc2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fc2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fc2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fc2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fc2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fc2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fc2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fc2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fc2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fc2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amuel José Saballo Garci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/11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108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Carlos Henrique  Carlos Henrique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82957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6.30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69" meta:non-whitespace-character-count="1000"/>
    <meta:template xlink:type="simple" xlink:actuate="onRequest" xlink:title="Normal" xlink:href=""/>
  </office:meta>
</office:document-meta>
</file>